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Mangal1" svg:font-family="Mangal"/>
    <style:font-face style:name="Liberation Serif" svg:font-family="'Liberation Serif'" style:font-family-generic="roman" style:font-pitch="variable"/>
    <style:font-face style:name="MS-Gothic" svg:font-family="MS-Gothic" style:font-family-generic="roman" style:font-pitch="variable"/>
    <style:font-face style:name="SymbolMT" svg:font-family="Symbol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725a3" officeooo:paragraph-rsid="000725a3"/>
    </style:style>
    <style:style style:name="P2" style:family="paragraph" style:parent-style-name="Standard">
      <style:text-properties officeooo:rsid="000036b9" officeooo:paragraph-rsid="000036b9"/>
    </style:style>
    <style:style style:name="P3" style:family="paragraph" style:parent-style-name="Standard" style:list-style-name="L1"/>
    <style:style style:name="P4" style:family="paragraph" style:parent-style-name="Standard">
      <style:text-properties officeooo:rsid="0011902a" officeooo:paragraph-rsid="0011902a"/>
    </style:style>
    <style:style style:name="P5" style:family="paragraph" style:parent-style-name="Standard" style:list-style-name="L8">
      <style:paragraph-properties fo:line-height="115%"/>
      <style:text-properties officeooo:rsid="0015a1e4" officeooo:paragraph-rsid="0015a1e4"/>
    </style:style>
    <style:style style:name="P6" style:family="paragraph" style:parent-style-name="Standard">
      <style:paragraph-properties fo:line-height="115%"/>
      <style:text-properties officeooo:rsid="0015a1e4" officeooo:paragraph-rsid="0015a1e4"/>
    </style:style>
    <style:style style:name="P7" style:family="paragraph" style:parent-style-name="Standard">
      <style:paragraph-properties fo:line-height="115%" fo:text-align="start" style:justify-single-word="false"/>
    </style:style>
    <style:style style:name="P8" style:family="paragraph" style:parent-style-name="Standard" style:list-style-name="L8">
      <style:paragraph-properties fo:line-height="115%" fo:text-align="start" style:justify-single-word="false"/>
    </style:style>
    <style:style style:name="P9" style:family="paragraph" style:parent-style-name="Standard" style:list-style-name="L8">
      <style:paragraph-properties fo:line-height="115%" fo:text-align="start" style:justify-single-word="false"/>
      <style:text-properties officeooo:paragraph-rsid="0015a1e4"/>
    </style:style>
    <style:style style:name="P10" style:family="paragraph" style:parent-style-name="Standard">
      <style:paragraph-properties fo:break-before="page"/>
      <style:text-properties officeooo:rsid="0011902a" officeooo:paragraph-rsid="0011902a"/>
    </style:style>
    <style:style style:name="P11" style:family="paragraph" style:parent-style-name="Text_20_body" style:list-style-name="L2"/>
    <style:style style:name="P12" style:family="paragraph" style:parent-style-name="Text_20_body">
      <style:text-properties officeooo:rsid="000d491f" officeooo:paragraph-rsid="000d491f"/>
    </style:style>
    <style:style style:name="P13" style:family="paragraph" style:parent-style-name="Text_20_body" style:list-style-name="L5"/>
    <style:style style:name="P14" style:family="paragraph" style:parent-style-name="Text_20_body" style:list-style-name="L7"/>
    <style:style style:name="P15" style:family="paragraph" style:parent-style-name="Text_20_body">
      <style:text-properties officeooo:rsid="00149cf7" officeooo:paragraph-rsid="00149cf7"/>
    </style:style>
    <style:style style:name="P16" style:family="paragraph" style:parent-style-name="Text_20_body">
      <style:text-properties officeooo:rsid="0015a1e4" officeooo:paragraph-rsid="0015a1e4"/>
    </style:style>
    <style:style style:name="P17" style:family="paragraph" style:parent-style-name="Text_20_body">
      <style:paragraph-properties fo:break-before="page"/>
      <style:text-properties officeooo:rsid="000d491f" officeooo:paragraph-rsid="000d491f"/>
    </style:style>
    <style:style style:name="P18" style:family="paragraph" style:parent-style-name="Text_20_body">
      <style:paragraph-properties fo:break-before="page"/>
      <style:text-properties officeooo:rsid="0015a1e4" officeooo:paragraph-rsid="0015a1e4"/>
    </style:style>
    <style:style style:name="T1" style:family="text">
      <style:text-properties officeooo:rsid="000576ed"/>
    </style:style>
    <style:style style:name="T2" style:family="text">
      <style:text-properties fo:font-weight="normal" style:font-weight-asian="normal" style:font-weight-complex="normal"/>
    </style:style>
    <style:style style:name="T3" style:family="text">
      <style:text-properties officeooo:rsid="0011902a"/>
    </style:style>
    <style:style style:name="T4" style:family="text">
      <style:text-properties officeooo:rsid="001416a6"/>
    </style:style>
    <style:style style:name="T5" style:family="text">
      <style:text-properties fo:color="#373637" style:font-name="TimesNewRomanPSMT" fo:font-size="12pt" style:font-size-asian="12pt"/>
    </style:style>
    <style:style style:name="T6" style:family="text">
      <style:text-properties fo:color="#373637" style:font-name="TimesNewRomanPSMT" fo:font-size="12pt" officeooo:rsid="001e3d8a" style:font-size-asian="12pt"/>
    </style:style>
    <style:style style:name="T7" style:family="text">
      <style:text-properties fo:color="#373637" style:font-name="TimesNewRomanPSMT" fo:font-size="7pt" style:font-size-asian="7pt"/>
    </style:style>
    <style:style style:name="T8" style:family="text">
      <style:text-properties fo:color="#373637" style:font-name="SymbolMT" fo:font-size="12pt" style:font-size-asian="12pt"/>
    </style:style>
    <style:style style:name="T9" style:family="text">
      <style:text-properties fo:color="#373637" style:font-name="MS-Gothic" fo:font-size="12pt" style:font-size-asian="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illiam Frank</text:p>
      <text:p text:style-name="P2">2/28/20</text:p>
      <text:p text:style-name="P2">Database Systems – Homework 4</text:p>
      <text:p text:style-name="P2"/>
      <text:p text:style-name="Standard">Part 3 – Simple Retrieval Queries</text:p>
      <text:p text:style-name="Standard"/>
      <text:list xml:id="list3508164377" text:style-name="L1">
        <text:list-item>
          <text:p text:style-name="P3">Get the Titles of all books by &lt;Author&gt;</text:p>
        </text:list-item>
      </text:list>
      <text:p text:style-name="Text_20_body">select Title from Titles where Author = “&lt;Author&gt;”;</text:p>
      <text:list xml:id="list144459673721950" text:continue-numbering="true" text:style-name="L1">
        <text:list-item>
          <text:p text:style-name="P3">Get Serial numbers of all books by &lt;Author&gt;</text:p>
        </text:list-item>
      </text:list>
      <text:p text:style-name="Text_20_body">select i.Serial from Inventory i natural join Titles t where t.Author = "&lt;Author&gt;";</text:p>
      <text:list xml:id="list144459429634286" text:continue-numbering="true" text:style-name="L1">
        <text:list-item>
          <text:p text:style-name="P3">Get the Titles of all books checked out by &lt;Patron’s name&gt;</text:p>
        </text:list-item>
      </text:list>
      <text:p text:style-name="Text_20_body">select t.Title from Patrons p natural join CheckedOut natural join Inventory natural join Titles t where p.Name = "&lt;Patron’s name&gt;";</text:p>
      <text:list xml:id="list144459459038714" text:continue-numbering="true" text:style-name="L1">
        <text:list-item>
          <text:p text:style-name="P3">Get phone number(s) of anyone with &lt;Title&gt; checked out</text:p>
        </text:list-item>
      </text:list>
      <text:p text:style-name="Text_20_body">select p.Phone from Patrons natural join Phones p natural join CheckedOut natural join Inventory natural join Titles t where t.Title = "&lt;Title&gt;";</text:p>
      <text:p text:style-name="Text_20_body"/>
      <text:p text:style-name="Standard">Part <text:span text:style-name="T1">4</text:span> – <text:span text:style-name="T1">Intermediate</text:span> Retrieval Queries</text:p>
      <text:p text:style-name="Standard"/>
      <text:list xml:id="list3542325737" text:style-name="L2">
        <text:list-item>
          <text:p text:style-name="P11">Find the Titles of the library's oldest &lt;N&gt; books. Assume the lowest serial number is the oldest book.</text:p>
        </text:list-item>
      </text:list>
      <text:p text:style-name="P1"><text:s/>select t.Title from Titles t natural join Inventory i order by i.Serial limit &lt;N&gt;;</text:p>
      <text:list xml:id="list144460336806245" text:continue-numbering="true" text:style-name="L2">
        <text:list-item>
          <text:p text:style-name="P11">Find the name of the person who has checked out the most recent book. Assume higher serial numbers are newer. <text:span text:style-name="Strong_20_Emphasis">Clarification: this query is not concerned with the absolute highest serial number, it is concerned with the highest one that has been checked out.</text:span></text:p>
        </text:list-item>
      </text:list>
      <text:p text:style-name="Text_20_body"><text:span text:style-name="Strong_20_Emphasis"><text:span text:style-name="T2">select p.Name from Patrons p natural join CheckedOut c order by c.Serial desc limit 1;</text:span></text:span></text:p>
      <text:list xml:id="list144460545145356" text:continue-numbering="true" text:style-name="L2">
        <text:list-item>
          <text:p text:style-name="P11">Find the phone number(s) of anyone who has not checked out any books.</text:p>
        </text:list-item>
      </text:list>
      <text:p text:style-name="Text_20_body">select p.Phone from Phones p where not exists (select c.Serial from CheckedOut c where p.CardNum = c.CardNum);</text:p>
      <text:list xml:id="list144460758703739" text:continue-numbering="true" text:style-name="L2">
        <text:list-item>
          <text:p text:style-name="P11">The library wants to expand the number of unique selections in its inventory, thus, it must know the ISBN and Title of all books that it owns at least one copy of. Create a query that will return the ISBN and Title of every book in the library, but will not return the same book twice.</text:p>
        </text:list-item>
      </text:list>
      <text:p text:style-name="Text_20_body">select distinct ISBN, Title from Inventory natural join Titles;</text:p>
      <text:p text:style-name="P17">Part 5</text:p>
      <text:list xml:id="list1640096245" text:style-name="L5">
        <text:list-item>
          <text:p text:style-name="P13">Find the name of the patron who has checked out the most books.</text:p>
        </text:list-item>
      </text:list>
      <text:p text:style-name="Text_20_body">select p.Name from CheckedOut c natural join Patrons p group by c.CardNum order by count(*) desc limit 1;</text:p>
      <text:list xml:id="list144460624600105" text:continue-numbering="true" text:style-name="L5">
        <text:list-item>
          <text:p text:style-name="P13">Find the Authors who have written more than one book. Assume that two Authors with the same name are the same Author for this query.</text:p>
        </text:list-item>
      </text:list>
      <text:p text:style-name="Text_20_body">select Author from Titles group by Author having count(*) &gt; 1;</text:p>
      <text:list xml:id="list144460084145796" text:continue-numbering="true" text:style-name="L5">
        <text:list-item>
          <text:p text:style-name="P13">Find the Authors for which the library has more than one book in inventory (this includes multiple copies of the same book). Assume that two Authors with the same name are the same Author for this query.</text:p>
        </text:list-item>
      </text:list>
      <text:p text:style-name="Text_20_body">select Author from Inventory natural join Titles group by Author having count(*) &gt; 1;</text:p>
      <text:list xml:id="list144459919726500" text:continue-numbering="true" text:style-name="L5">
        <text:list-item>
          <text:p text:style-name="P13">The library wants to implement a customer loyalty program based on how many books each patron has checked out. Provide an SQL query that returns the names, number of books they have checked out, and loyalty level of each Patron. The loyalty level should be the string "Platinum" if they have checked out &gt; 2 books, "Gold" if they have 2 books, "Silver" if they have 1 book, and "Bronze" if they have no books. <text:span text:style-name="Strong_20_Emphasis">Hint:</text:span> remember that NULL represents an unknown in SQL (it does not represent 0).</text:p>
        </text:list-item>
      </text:list>
      <text:p text:style-name="Text_20_body">select Name, count(Serial) as NumCheckedOut, case when count(Serial) &gt; 2 then "Platinum" when count(Serial) = 2 then "Gold" when count(Serial) = 1 then "Silver" when count(Serial) = 0 then "Bronze" end as Loyalty from Patrons natural left join CheckedOut group by Name;</text:p>
      <text:p text:style-name="P12"/>
      <text:p text:style-name="P4"/>
      <text:p text:style-name="P10">Part 6</text:p>
      <text:p text:style-name="P4"/>
      <text:list xml:id="list1589485677" text:style-name="L7">
        <text:list-item>
          <text:p text:style-name="P14">Return all books for the Patron named &lt;Patron's name&gt;</text:p>
        </text:list-item>
      </text:list>
      <text:p text:style-name="Text_20_body">delete CheckedOut from CheckedOut natural join Patrons where Name = "<text:span text:style-name="T3">&lt;Name&gt;</text:span>";</text:p>
      <text:list xml:id="list144459873742291" text:continue-numbering="true" text:style-name="L7">
        <text:list-item>
          <text:p text:style-name="P14">Check out a copy of the book titled &lt;Title&gt; for the Patron named &lt;Patron's name&gt;. <text:span text:style-name="Strong_20_Emphasis">Hint: </text:span>remember that there may be no copies of the book, or there may be multiple copies and none, some, or all of them might already be checked out.</text:p>
        </text:list-item>
      </text:list>
      <text:p text:style-name="Text_20_body">insert ignore into CheckedOut Values( (select CardNum from Patrons where Name = "<text:span text:style-name="T4">&lt;Patron’s Name&gt;</text:span>"), <text:s/>(select Serial from Inventory i natural join Titles where not exists (select * from CheckedOut c where i.Serial = c.Serial) and Title = "<text:span text:style-name="T4">&lt;Title&gt;</text:span>" limit 1));</text:p>
      <text:list xml:id="list144459259852143" text:continue-numbering="true" text:style-name="L7">
        <text:list-item>
          <text:p text:style-name="P14">Provide up to 5 SQL statements that will remove all data from the Library, but keep the empty tables. <text:span text:style-name="Strong_20_Emphasis">Hint 1:</text:span> the order of the queries is important. <text:span text:style-name="Strong_20_Emphasis">Hint 2: i</text:span>f there is no ACTION specified on a foreign key, the default is RESTRICT.</text:p>
        </text:list-item>
      </text:list>
      <text:p text:style-name="P15">delete from CheckedOut;</text:p>
      <text:p text:style-name="P15">delete from Inventory;</text:p>
      <text:p text:style-name="P15">delete from Titles;</text:p>
      <text:p text:style-name="P15">delete from Phones;</text:p>
      <text:p text:style-name="P15">delete from Patrons;</text:p>
      <text:p text:style-name="P18">part 7</text:p>
      <text:p text:style-name="P16"/>
      <text:list xml:id="list2366897816" text:style-name="L8">
        <text:list-item>
          <text:p text:style-name="P5"><text:span text:style-name="T8"></text:span><text:span text:style-name="T7">Name</text:span><text:span text:style-name="T5">(</text:span><text:span text:style-name="T8"></text:span><text:span text:style-name="T7">Elo &gt;= 2850</text:span><text:span text:style-name="T5">(Players))</text:span></text:p>
        </text:list-item>
      </text:list>
      <text:p text:style-name="P6"><text:span text:style-name="T5"/></text:p>
      <text:p text:style-name="P6"><text:span text:style-name="T5">select Name from Players where Elo &gt; 2850;</text:span></text:p>
      <text:p text:style-name="P6"><text:span text:style-name="T5"/></text:p>
      <text:list xml:id="list144461081062882" text:continue-numbering="true" text:style-name="L8">
        <text:list-item>
          <text:p text:style-name="P8"><text:span text:style-name="T8"></text:span><text:span text:style-name="T7">Name</text:span><text:span text:style-name="T5">(Players </text:span><text:span text:style-name="T9">⋈</text:span><text:span text:style-name="T7">Players.pID = Games.wpID </text:span><text:span text:style-name="T5">Games)</text:span></text:p>
        </text:list-item>
      </text:list>
      <text:p text:style-name="P7"><text:span text:style-name="T5"/></text:p>
      <text:p text:style-name="P7"><text:span text:style-name="T5">select distinct Name from Players join Games where pID = WhitePlayer;</text:span></text:p>
      <text:p text:style-name="P7"><text:span text:style-name="T5"/></text:p>
      <text:list xml:id="list144459994910353" text:continue-numbering="true" text:style-name="L8">
        <text:list-item>
          <text:p text:style-name="P8"><text:span text:style-name="T8"></text:span><text:span text:style-name="T7">Name</text:span><text:span text:style-name="T5">(Players </text:span><text:span text:style-name="T9">⋈</text:span><text:span text:style-name="T7">Players.pID = Games.wpID &amp;&amp; Games.Result = ‘W’ </text:span><text:span text:style-name="T5">Games)</text:span></text:p>
        </text:list-item>
      </text:list>
      <text:p text:style-name="P7"><text:span text:style-name="T5"/></text:p>
      <text:p text:style-name="P7"><text:span text:style-name="T5">select distinct Name from Players join Games where pID = WhitePlayer and Result = 'W';</text:span></text:p>
      <text:p text:style-name="P7"><text:span text:style-name="T5"/></text:p>
      <text:list xml:id="list144460792332510" text:continue-numbering="true" text:style-name="L8">
        <text:list-item>
          <text:p text:style-name="P9"><text:span text:style-name="T5">ρ(PlayerGames, Players </text:span><text:span text:style-name="T9">⋈</text:span><text:span text:style-name="T7">Players.pID = Games.wpID | | Players.pID = Games.bpID </text:span><text:span text:style-name="T5">Games)</text:span></text:p>
          <text:p text:style-name="P8"><text:span text:style-name="T8"></text:span><text:span text:style-name="T7">Name</text:span><text:span text:style-name="T5">(PlayerGames </text:span><text:span text:style-name="T9">⋈</text:span><text:span text:style-name="T7">Year = 2018 </text:span><text:span text:style-name="T5">Events)</text:span></text:p>
        </text:list-item>
      </text:list>
      <text:p text:style-name="P7"><text:span text:style-name="T5"/></text:p>
      <text:p text:style-name="P7"><text:span text:style-name="T5">select distinct p.Name from Players p join Games g join Events e where (pID = WhitePlayer or pID = BlackPlayer) and g.eID = e.eID and year(Date) = 2018;</text:span></text:p>
      <text:p text:style-name="P7"><text:span text:style-name="T5"/></text:p>
      <text:list xml:id="list144459879012483" text:continue-numbering="true" text:style-name="L8">
        <text:list-item>
          <text:p text:style-name="P8"><text:span text:style-name="T5">ρ(MID, </text:span><text:span text:style-name="T8"></text:span><text:span text:style-name="T7">pID </text:span><text:span text:style-name="T5">(</text:span><text:span text:style-name="T8"></text:span><text:span text:style-name="T7">Name = ‘Magnus Carlsen’ </text:span><text:span text:style-name="T5">(Players)))</text:span></text:p>
          <text:p text:style-name="P8"><text:span text:style-name="T5">ρ(MLosses, MID </text:span><text:span text:style-name="T9">⋈ </text:span><text:span text:style-name="T7">(MID.pID = Games.wpID &amp;&amp; Games.Result = ‘B’) | | (MID.pID = Games.bpID &amp;&amp; Games.Result = ‘W’) </text:span><text:span text:style-name="T5">Games)</text:span></text:p>
          <text:p text:style-name="P8"><text:span text:style-name="T8"></text:span><text:span text:style-name="T7">Name, Year </text:span><text:span text:style-name="T5">(MLosses </text:span><text:span text:style-name="T9">⋈ </text:span><text:span text:style-name="T5">Events)</text:span></text:p>
        </text:list-item>
      </text:list>
      <text:p text:style-name="P7"><text:span text:style-name="T5"/></text:p>
      <text:p text:style-name="P7"><text:span text:style-name="T5">select Name, Date from Games natural join Events where (WhitePlayer = (select pID from Players where Name = "Carlsen, Magnus") and Result = 'B') or (BlackPlayer = (select pID from Players where Name = "Carlsen, Magnus") and Result = 'W');</text:span></text:p>
      <text:p text:style-name="P7"><text:span text:style-name="T5"/></text:p>
      <text:list xml:id="list144460158385058" text:continue-numbering="true" text:style-name="L8">
        <text:list-item>
          <text:p text:style-name="P8"><text:span text:style-name="T5">ρ(MID, </text:span><text:span text:style-name="T8"></text:span><text:span text:style-name="T7">pID </text:span><text:span text:style-name="T5">(</text:span><text:span text:style-name="T8"></text:span><text:span text:style-name="T7">Name = ‘Magnus Carlsen’ </text:span><text:span text:style-name="T5">(Players)))</text:span></text:p>
          <text:p text:style-name="P8"><text:span text:style-name="T5">ρ(MagnusWhiteGames, MID </text:span><text:span text:style-name="T9">⋈ </text:span><text:span text:style-name="T7">MID.pID = Games.wpID </text:span><text:span text:style-name="T5">Games)</text:span></text:p>
          <text:p text:style-name="P8"><text:span text:style-name="T5">ρ(MagnusBlackGames, MID </text:span><text:span text:style-name="T9">⋈ </text:span><text:span text:style-name="T7">MID.pID = Games.bpID </text:span><text:span text:style-name="T5">Games)</text:span></text:p>
          <text:p text:style-name="P8"><text:span text:style-name="T5">ρ(MagnusOpps1, MagnusWhiteGames </text:span><text:span text:style-name="T9">⋈ </text:span><text:span text:style-name="T7">MagnusWhiteGames.bpID = Players.pID </text:span><text:span text:style-name="T5">Players)</text:span></text:p>
          <text:p text:style-name="P8"><text:span text:style-name="T5">ρ(MagnusOpps2, MagnusBlackGames </text:span><text:span text:style-name="T9">⋈ </text:span><text:span text:style-name="T7">MagnusBlackGames.wpID = Players.pID </text:span><text:span text:style-name="T5">Players)</text:span></text:p>
          <text:p text:style-name="P8"><text:span text:style-name="T8"></text:span><text:span text:style-name="T7">Name</text:span><text:span text:style-name="T5">(MagnusOpps1 </text:span><text:span text:style-name="T8"> </text:span><text:span text:style-name="T5">MagnusOpps2)</text:span></text:p>
        </text:list-item>
      </text:list>
      <text:p text:style-name="P7"><text:span text:style-name="T5"/></text:p>
      <text:p text:style-name="P7"><text:span text:style-name="T5">select distinct p.Name from Games g join Players p where (g.WhitePlayer = (select pID from Players where Name = "Carlsen, Magnus") and g.BlackPlayer = p.pID) or (g.BlackPlayer = (select pID from Players where Name = "Carlsen, Magnus") and g.WhitePlayer = p.pID);</text:span></text:p>
      <text:p text:style-name="P7"><text:span text:style-name="T5"/></text:p>
      <text:list xml:id="list144460022565305" text:continue-numbering="true" text:style-name="L8">
        <text:list-header>
          <text:p text:style-name="P8"><text:span text:style-name="T5"/></text:p>
          <text:p text:style-name="P8"><text:span text:style-name="T5"/></text:p>
        </text:list-header>
        <text:list-item>
          <text:p text:style-name="P8"><text:soft-page-break/><text:span text:style-name="T5">ρ(WhiteLoss, </text:span><text:span text:style-name="T8"></text:span><text:span text:style-name="T7">wpID </text:span><text:span text:style-name="T5">(</text:span><text:span text:style-name="T8"></text:span><text:span text:style-name="T7">Result = B </text:span><text:span text:style-name="T5">(Games)))</text:span></text:p>
          <text:p text:style-name="P8"><text:span text:style-name="T5">ρ(BlackLoss, </text:span><text:span text:style-name="T8"></text:span><text:span text:style-name="T7">bpID </text:span><text:span text:style-name="T5">(</text:span><text:span text:style-name="T8"></text:span><text:span text:style-name="T7">Result = W </text:span><text:span text:style-name="T5">(Games)))</text:span></text:p>
          <text:p text:style-name="P8"><text:span text:style-name="T5">ρ(WhiteNotLost, </text:span><text:span text:style-name="T8"></text:span><text:span text:style-name="T7">Name </text:span><text:span text:style-name="T5">(WhiteLoss </text:span><text:span text:style-name="T9">⋈ </text:span><text:span text:style-name="T7">WhiteLoss.wpID != Players.pID </text:span><text:span text:style-name="T5">Players))</text:span></text:p>
          <text:p text:style-name="P8"><text:span text:style-name="T5">ρ(BlackNotLost, </text:span><text:span text:style-name="T8"></text:span><text:span text:style-name="T7">Name </text:span><text:span text:style-name="T5">(BlackLoss </text:span><text:span text:style-name="T9">⋈ </text:span><text:span text:style-name="T7">BlackLoss.bpID != Players.pID </text:span><text:span text:style-name="T5">Players))</text:span></text:p>
          <text:p text:style-name="P5"><text:span text:style-name="T5">WhiteNotLost </text:span><text:span text:style-name="T8"> </text:span><text:span text:style-name="T5">BlackNotLost</text:span></text:p>
        </text:list-item>
      </text:list>
      <text:p text:style-name="P6"><text:span text:style-name="T5"/></text:p>
      <text:p text:style-name="P6"><text:span text:style-name="T5">select </text:span><text:span text:style-name="T6">Name</text:span><text:span text:style-name="T5"> from Players where pID not in (select WhitePlayer as pID from Games where Result = 'B') and pID not in (select BlackPlayer as pID from Games where Result = 'W');</text:span></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Mangal1" svg:font-family="Mangal"/>
    <style:font-face style:name="Liberation Serif" svg:font-family="'Liberation Serif'" style:font-family-generic="roman" style:font-pitch="variable"/>
    <style:font-face style:name="MS-Gothic" svg:font-family="MS-Gothic" style:font-family-generic="roman" style:font-pitch="variable"/>
    <style:font-face style:name="SymbolMT" svg:font-family="Symbol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2-28T14:44:59.048000000</dc:date>
    <meta:editing-duration>PT7H36M44S</meta:editing-duration>
    <meta:editing-cycles>13</meta:editing-cycles>
    <meta:document-statistic meta:table-count="0" meta:image-count="0" meta:object-count="0" meta:page-count="5" meta:paragraph-count="68" meta:word-count="1073" meta:character-count="6285" meta:non-whitespace-character-count="5319"/>
  </office:meta>
</office:document-meta>
</file>